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63cm" svg:height="1.195cm" svg:x="1.635cm" svg:y="1.635cm">
          <draw:text-box>
            <text:p text:style-name="P1"><text:span text:style-name="T1">KNOWLEDGE CLOUD</text:span></text:p>
          </draw:text-box>
        </draw:frame>
        <draw:rect draw:style-name="gr2" draw:text-style-name="P3" draw:layer="layout" svg:width="18.415cm" svg:height="11.43cm" svg:x="1.635cm" svg:y="6.08cm">
          <text:p text:style-name="P1"/>
        </draw:rect>
        <draw:rect draw:style-name="gr3" draw:text-style-name="P3" draw:layer="layout" svg:width="18.415cm" svg:height="5.715cm" svg:x="1.635cm" svg:y="18.145cm">
          <text:p text:style-name="P1"/>
        </draw:rect>
        <draw:custom-shape draw:style-name="gr4" draw:text-style-name="P4" draw:layer="layout" svg:width="3.81cm" svg:height="1.27cm" svg:x="2.27cm" svg:y="6.715cm">
          <text:p text:style-name="P4">Evidence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27cm" svg:x="6.57cm" svg:y="6.715cm">
          <text:p text:style-name="P4">Evidence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27cm" svg:x="10.97cm" svg:y="6.715cm">
          <text:p text:style-name="P4">Evidence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27cm" svg:x="15.305cm" svg:y="6.715cm">
          <text:p text:style-name="P4">Evidence 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27cm" svg:x="2.27cm" svg:y="8.62cm">
          <text:p text:style-name="P4">Evidence 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27cm" svg:x="6.57cm" svg:y="8.615cm">
          <text:p text:style-name="P4">Evidence 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27cm" svg:x="10.96cm" svg:y="8.62cm">
          <text:p text:style-name="P4">Evidence 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27cm" svg:x="15.37cm" svg:y="8.62cm">
          <text:p text:style-name="P4">Evidence 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1cm" svg:height="1.27cm" svg:x="2.038cm" svg:y="18.619cm">
          <text:p text:style-name="P4">Diagnosi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1cm" svg:height="1.27cm" svg:x="6.438cm" svg:y="18.619cm">
          <text:p text:style-name="P4">Diagnosi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1cm" svg:height="1.27cm" svg:x="10.825cm" svg:y="18.68cm">
          <text:p text:style-name="P4">Diagnosis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27cm" svg:x="15.17cm" svg:y="18.68cm">
          <text:p text:style-name="P4">Diagnosis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27cm" svg:x="2.27cm" svg:y="10.515cm">
          <text:p text:style-name="P4">Evidence 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7-15T13:47:33</meta:creation-date>
    <dc:date>2008-07-15T14:16:06</dc:date>
    <meta:editing-duration>PT00H13M23S</meta:editing-duration>
    <meta:editing-cycles>1</meta:editing-cycles>
    <meta:document-statistic meta:object-count="16"/>
    <meta:generator>OpenOffice.org/3.0_Beta$Linux OpenOffice.org_project/300m2$Build-9301</meta:gener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